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" fo:font-size="16pt" fo:font-weight="bold" officeooo:paragraph-rsid="00093bfd" style:font-size-asian="16pt" style:font-size-complex="16pt"/>
    </style:style>
    <style:style style:name="P2" style:family="paragraph" style:parent-style-name="Text_20_body">
      <style:text-properties fo:font-size="16pt" officeooo:paragraph-rsid="00093bfd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officeooo:paragraph-rsid="00093bfd" style:font-size-asian="16pt" style:font-size-complex="16pt"/>
    </style:style>
    <style:style style:name="P4" style:family="paragraph" style:parent-style-name="Text_20_body">
      <style:text-properties fo:color="#ff0000" fo:font-size="16pt" officeooo:paragraph-rsid="00093bfd" style:font-size-asian="16pt" style:font-size-complex="16pt"/>
    </style:style>
    <style:style style:name="P5" style:family="paragraph" style:parent-style-name="Text_20_body">
      <style:paragraph-properties fo:margin-left="0.635cm" fo:margin-right="0cm" fo:text-indent="0cm" style:auto-text-indent="false"/>
      <style:text-properties style:font-name="Calibri" fo:font-size="16pt" officeooo:paragraph-rsid="00093bfd" style:font-size-asian="16pt" style:font-size-complex="16pt"/>
    </style:style>
    <style:style style:name="P6" style:family="paragraph" style:parent-style-name="Text_20_body">
      <style:paragraph-properties fo:margin-left="0.635cm" fo:margin-right="0cm" fo:text-indent="0cm" style:auto-text-indent="false"/>
      <style:text-properties fo:font-size="16pt" officeooo:paragraph-rsid="00093bfd" style:font-size-asian="16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6pt" officeooo:paragraph-rsid="00093bfd" style:font-size-asian="16pt" style:font-size-complex="16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Calibri" fo:font-size="16pt" fo:font-weight="bold" officeooo:paragraph-rsid="00093bfd" style:font-size-asian="16pt" style:font-size-complex="16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alibri" fo:font-size="16pt" fo:font-weight="bold" officeooo:rsid="002bca9c" officeooo:paragraph-rsid="00093bfd" style:font-size-asian="16pt" style:language-asian="zh" style:country-asian="CN" style:font-size-complex="16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libri" fo:font-size="16pt" fo:font-weight="bold" officeooo:rsid="00093bfd" officeooo:paragraph-rsid="00093bfd" style:font-size-asian="16pt" style:language-asian="zh" style:country-asian="CN" style:font-size-complex="16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" fo:font-size="18.25pt" fo:font-weight="bold" officeooo:rsid="0021284c" officeooo:paragraph-rsid="00093bfd" style:font-size-asian="16pt" style:language-asian="zh" style:country-asian="CN" style:font-size-complex="18.2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8.25pt" fo:font-weight="bold" officeooo:rsid="002bca9c" officeooo:paragraph-rsid="00093bfd" style:font-size-asian="16pt" style:language-asian="zh" style:country-asian="CN" style:font-size-complex="18.25pt"/>
    </style:style>
    <style:style style:name="P13" style:family="paragraph" style:parent-style-name="Text_20_body">
      <style:paragraph-properties fo:margin-left="1.111cm" fo:margin-right="0cm" fo:text-indent="0cm" style:auto-text-indent="false"/>
      <style:text-properties style:font-name="Calibri" fo:font-size="16pt" fo:font-weight="bold" officeooo:paragraph-rsid="00093bfd" style:font-size-asian="16pt" style:font-size-complex="16pt"/>
    </style:style>
    <style:style style:name="P14" style:family="paragraph" style:parent-style-name="Text_20_body">
      <style:paragraph-properties fo:margin-left="1.111cm" fo:margin-right="0cm" fo:text-indent="0cm" style:auto-text-indent="false"/>
      <style:text-properties style:font-name="Calibri" fo:font-size="16pt" fo:font-weight="bold" officeooo:rsid="0015d32e" officeooo:paragraph-rsid="00093bfd" style:font-size-asian="16pt" style:language-asian="zh" style:country-asian="CN" style:font-size-complex="16pt"/>
    </style:style>
    <style:style style:name="P15" style:family="paragraph" style:parent-style-name="Text_20_body">
      <style:paragraph-properties fo:margin-left="1.111cm" fo:margin-right="0cm" fo:text-indent="0cm" style:auto-text-indent="false"/>
      <style:text-properties fo:font-size="16pt" officeooo:paragraph-rsid="00093bfd" style:font-size-asian="16pt" style:font-size-complex="16pt"/>
    </style:style>
    <style:style style:name="P16" style:family="paragraph" style:parent-style-name="Text_20_body">
      <style:paragraph-properties fo:margin-left="1.111cm" fo:margin-right="0cm" fo:text-indent="0cm" style:auto-text-indent="false"/>
      <style:text-properties fo:color="#ff0000" style:font-name="Calibri" fo:font-size="16pt" fo:font-weight="bold" officeooo:paragraph-rsid="00093bfd" style:font-size-asian="16pt" style:font-size-complex="16pt"/>
    </style:style>
    <style:style style:name="P17" style:family="paragraph" style:parent-style-name="Text_20_body">
      <style:paragraph-properties fo:margin-left="1.111cm" fo:margin-right="0cm" fo:text-indent="0cm" style:auto-text-indent="false"/>
      <style:text-properties fo:color="#ff0000" fo:font-size="16pt" officeooo:rsid="000c4767" officeooo:paragraph-rsid="000c4767" style:font-size-asian="16pt" style:language-asian="zh" style:country-asian="CN" style:font-size-complex="16pt"/>
    </style:style>
    <style:style style:name="P18" style:family="paragraph" style:parent-style-name="Text_20_body">
      <style:paragraph-properties fo:margin-left="0.529cm" fo:margin-right="0cm" fo:text-align="start" style:justify-single-word="false" fo:text-indent="0cm" style:auto-text-indent="false"/>
      <style:text-properties fo:color="#ff0000" style:font-name="Calibri" fo:font-size="15pt" fo:font-weight="bold" officeooo:rsid="00093bfd" officeooo:paragraph-rsid="000a8465" fo:background-color="#ffffff" style:font-size-asian="15pt" style:language-asian="zh" style:country-asian="CN" style:font-size-complex="15pt"/>
    </style:style>
    <style:style style:name="P19" style:family="paragraph" style:parent-style-name="Standard">
      <style:text-properties fo:font-size="18.25pt" officeooo:rsid="00070ead" officeooo:paragraph-rsid="00093bfd" style:font-size-asian="16pt" style:language-asian="zh" style:country-asian="CN" style:font-size-complex="18.25pt"/>
    </style:style>
    <style:style style:name="P20" style:family="paragraph" style:parent-style-name="Standard">
      <style:text-properties fo:font-size="18.25pt" officeooo:rsid="0021284c" officeooo:paragraph-rsid="00093bfd" style:font-size-asian="16pt" style:language-asian="zh" style:country-asian="CN" style:font-size-complex="18.25pt"/>
    </style:style>
    <style:style style:name="P21" style:family="paragraph" style:parent-style-name="Standard">
      <style:text-properties fo:font-size="18.25pt" officeooo:rsid="002bca9c" officeooo:paragraph-rsid="00093bfd" style:font-size-asian="16pt" style:language-asian="zh" style:country-asian="CN" style:font-size-complex="18.25pt"/>
    </style:style>
    <style:style style:name="P22" style:family="paragraph" style:parent-style-name="Standard">
      <style:text-properties fo:font-size="18.25pt" officeooo:paragraph-rsid="00093bfd"/>
    </style:style>
    <style:style style:name="P23" style:family="paragraph" style:parent-style-name="Standard">
      <style:text-properties fo:font-size="18.25pt" fo:font-weight="bold" officeooo:rsid="0021284c" officeooo:paragraph-rsid="00093bfd" style:font-size-asian="16pt" style:language-asian="zh" style:country-asian="CN" style:font-weight-asian="bold" style:font-size-complex="18.25pt" style:font-weight-complex="bold"/>
    </style:style>
    <style:style style:name="P24" style:family="paragraph" style:parent-style-name="Standard">
      <style:text-properties fo:font-size="18.25pt" fo:font-weight="bold" officeooo:rsid="002bca9c" officeooo:paragraph-rsid="00093bfd" style:font-size-asian="16pt" style:language-asian="zh" style:country-asian="CN" style:font-weight-asian="bold" style:font-size-complex="18.25pt" style:font-weight-complex="bold"/>
    </style:style>
    <style:style style:name="P25" style:family="paragraph" style:parent-style-name="Heading_20_3">
      <style:text-properties fo:font-size="16pt" officeooo:paragraph-rsid="00093bfd" style:font-size-asian="16pt" style:font-size-complex="16pt"/>
    </style:style>
    <style:style style:name="P26" style:family="paragraph" style:parent-style-name="Heading_20_3">
      <style:text-properties fo:font-size="18.25pt" officeooo:paragraph-rsid="00093bfd" style:font-size-asian="16pt" style:font-size-complex="18.25pt"/>
    </style:style>
    <style:style style:name="P27" style:family="paragraph" style:parent-style-name="Heading_20_2">
      <style:text-properties fo:font-size="16pt" officeooo:paragraph-rsid="00093bfd" style:font-name-asian="宋体1" style:font-size-asian="16pt" style:font-weight-asian="bold" style:font-size-complex="16pt"/>
    </style:style>
    <style:style style:name="T1" style:family="text">
      <style:text-properties fo:font-size="16pt" fo:font-weight="bold"/>
    </style:style>
    <style:style style:name="T2" style:family="text">
      <style:text-properties fo:font-size="16pt" fo:font-weight="bold" officeooo:rsid="00093bfd"/>
    </style:style>
    <style:style style:name="T3" style:family="text">
      <style:text-properties fo:font-size="16pt" fo:font-weight="bold" officeooo:rsid="0015d32e" style:language-asian="zh" style:country-asian="CN"/>
    </style:style>
    <style:style style:name="T4" style:family="text">
      <style:text-properties fo:font-size="16pt" fo:font-weight="bold" officeooo:rsid="00093bfd" style:language-asian="zh" style:country-asian="CN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weight-asian="bold"/>
    </style:style>
    <style:style style:name="T7" style:family="text">
      <style:text-properties officeooo:rsid="00093bfd" style:font-name-asian="宋体1" style:language-asian="zh" style:country-asian="CN" style:font-weight-asian="bold"/>
    </style:style>
    <style:style style:name="T8" style:family="text">
      <style:text-properties officeooo:rsid="000c4767" style:font-name-asian="宋体1" style:language-asian="zh" style:country-asian="CN" style:font-weight-asian="bold"/>
    </style:style>
    <style:style style:name="T9" style:family="text">
      <style:text-properties officeooo:rsid="00070ead" style:font-size-asian="16pt" style:language-asian="zh" style:country-asian="CN" style:font-size-complex="18.25pt"/>
    </style:style>
    <style:style style:name="T10" style:family="text">
      <style:text-properties style:font-name="Calibri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weight="bold"/>
    </style:style>
    <style:style style:name="T13" style:family="text">
      <style:text-properties style:font-name="Calibri" fo:font-weight="bold" officeooo:rsid="000c4767" style:language-asian="zh" style:country-asian="CN"/>
    </style:style>
    <style:style style:name="T14" style:family="text">
      <style:text-properties style:font-name="Calibri" fo:font-weight="bold" officeooo:rsid="000699dc" style:font-name-asian="宋体1" style:language-asian="zh" style:country-asian="CN" style:font-weight-asian="bold"/>
    </style:style>
    <style:style style:name="T15" style:family="text">
      <style:text-properties style:font-name="Calibri" fo:font-weight="bold" style:font-weight-asian="bold"/>
    </style:style>
    <style:style style:name="T16" style:family="text">
      <style:text-properties officeooo:rsid="00093bfd"/>
    </style:style>
    <style:style style:name="T17" style:family="text">
      <style:text-properties fo:font-weight="bold"/>
    </style:style>
    <style:style style:name="T18" style:family="text">
      <style:text-properties fo:font-weight="bold" officeooo:rsid="00093bfd" style:language-asian="zh" style:country-asian="CN"/>
    </style:style>
    <style:style style:name="T19" style:family="text">
      <style:text-properties style:font-weight-asian="bold"/>
    </style:style>
    <style:style style:name="T20" style:family="text">
      <style:text-properties officeooo:rsid="0018fca8" style:language-asian="zh" style:country-asian="CN"/>
    </style:style>
    <style:style style:name="T21" style:family="text">
      <style:text-properties officeooo:rsid="0003f4db" style:language-asian="zh" style:country-asian="CN"/>
    </style:style>
    <style:style style:name="T22" style:family="text">
      <style:text-properties officeooo:rsid="00093bfd" style:language-asian="zh" style:country-asian="CN"/>
    </style:style>
    <style:style style:name="T23" style:family="text">
      <style:text-properties officeooo:rsid="000c4767" style:language-asian="zh" style:country-asian="CN" style:font-weight-asian="bold"/>
    </style:style>
    <style:style style:name="T24" style:family="text">
      <style:text-properties officeooo:rsid="000c4767" style:language-asian="zh" style:country-asian="CN"/>
    </style:style>
    <style:style style:name="T25" style:family="text">
      <style:text-properties fo:color="#ff0000" style:font-name="Calibri" fo:font-weight="bold"/>
    </style:style>
    <style:style style:name="T26" style:family="text">
      <style:text-properties fo:color="#ff0000" style:font-name="Calibri" fo:font-weight="bold" officeooo:rsid="0019de2e" style:language-asian="zh" style:country-asian="CN"/>
    </style:style>
    <style:style style:name="T27" style:family="text">
      <style:text-properties fo:color="#ff0000" style:font-name-asian="宋体1" style:font-weight-asian="bold"/>
    </style:style>
    <style:style style:name="T28" style:family="text">
      <style:text-properties officeooo:rsid="00227e35"/>
    </style:style>
    <style:style style:name="T29" style:family="text">
      <style:text-properties style:font-name="Courier New" style:font-name-asian="宋体1" style:font-weight-asian="bold"/>
    </style:style>
    <style:style style:name="T30" style:family="text">
      <style:text-properties style:font-name="Courier New" officeooo:rsid="000a8465" style:font-name-asian="宋体1" style:font-weight-asian="bold"/>
    </style:style>
    <style:style style:name="T31" style:family="text">
      <style:text-properties style:font-name-asian="Courier New" style:font-weight-asian="bold"/>
    </style:style>
    <style:style style:name="T32" style:family="text">
      <style:text-properties officeooo:rsid="000c4767"/>
    </style:style>
    <style:style style:name="T33" style:family="text">
      <style:text-properties officeooo:rsid="000ee5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1,</text:span><text:span text:style-name="T1">pl/sql</text:span><text:span text:style-name="T6">程序语法</text:span></text:p>
      <text:p text:style-name="P22"><text:span text:style-name="T9"><text:s text:c="4"/></text:span><text:span text:style-name="T11">declare</text:span></text:p>
      <text:p text:style-name="P6"><text:span text:style-name="T5"><text:s text:c="3"/>说明部分</text:span> <text:span text:style-name="T5">（变量说明，游标申明，例外说明</text:span> <text:span text:style-name="T5">〕</text:span></text:p>
      <text:p text:style-name="P5">begin</text:p>
      <text:p text:style-name="P7"><text:span text:style-name="T5"><text:s text:c="5"/>语句序列</text:span> <text:s text:c="2"/><text:span text:style-name="T5">（</text:span><text:span text:style-name="T10">DML</text:span><text:span text:style-name="T5">语句〕</text:span>… </text:p>
      <text:p text:style-name="P5">exception</text:p>
      <text:p text:style-name="P6"><text:span text:style-name="T5"><text:s text:c="3"/>例外处理语句</text:span> </text:p>
      <text:p text:style-name="P5">End;</text:p>
      <text:h text:style-name="P25" text:outline-level="3"><text:span text:style-name="T18">2,</text:span><text:span text:style-name="T17">if</text:span><text:span text:style-name="T6">分支</text:span><text:span text:style-name="T7">语法</text:span></text:h>
      <text:p text:style-name="P15"><text:span text:style-name="T13">if</text:span><text:span text:style-name="T12"> </text:span><text:span text:style-name="T6">条件</text:span><text:span text:style-name="T8">then</text:span><text:span text:style-name="T12"> </text:span><text:span text:style-name="T6">语句</text:span><text:span text:style-name="T17">;</text:span></text:p>
      <text:p text:style-name="P15"><text:span text:style-name="T13">elsif</text:span><text:span text:style-name="T12"> </text:span><text:span text:style-name="T6">语句</text:span><text:span text:style-name="T19"> <text:s/></text:span><text:span text:style-name="T23">then</text:span><text:span text:style-name="T12"> <text:s/></text:span><text:span text:style-name="T6">语句</text:span><text:span text:style-name="T17">;</text:span></text:p>
      <text:p text:style-name="P15"><text:span text:style-name="T13">else</text:span><text:span text:style-name="T12"> </text:span><text:span text:style-name="T6">语句</text:span><text:span text:style-name="T17">;</text:span></text:p>
      <text:p text:style-name="P13"><text:span text:style-name="T24">end</text:span> <text:span text:style-name="T24">if</text:span>;</text:p>
      <text:h text:style-name="P26" text:outline-level="3"><text:span text:style-name="T4">3</text:span><text:span text:style-name="T3">,</text:span><text:span text:style-name="T1">LOOP</text:span><text:span text:style-name="T6">循环</text:span><text:span text:style-name="T7">语法</text:span></text:h>
      <text:p text:style-name="P2"><text:span text:style-name="T5">语法</text:span>1<text:span text:style-name="T5">：</text:span></text:p>
      <text:p text:style-name="P14">while <text:s/>total &lt;100 loop</text:p>
      <text:p text:style-name="P14"><text:s text:c="2"/>total :=total+1;</text:p>
      <text:p text:style-name="P14">循环语句</text:p>
      <text:p text:style-name="P14">end loop;</text:p>
      <text:p text:style-name="P4"><text:span text:style-name="T5">语法</text:span>2<text:span text:style-name="T5">：</text:span></text:p>
      <text:p text:style-name="P16">Loop</text:p>
      <text:p text:style-name="P15"><text:span text:style-name="T25">EXIT <text:s/>when <text:s/></text:span><text:span text:style-name="T26">结束</text:span><text:span text:style-name="T27">条件 </text:span><text:span text:style-name="T25">;</text:span></text:p>
      <text:p text:style-name="P17">语句</text:p>
      <text:p text:style-name="P16">End loop</text:p>
      <text:p text:style-name="P2"><text:span text:style-name="T5">语法</text:span>3<text:span text:style-name="T5">：</text:span></text:p>
      <text:p text:style-name="P13">FOR <text:s/><text:span text:style-name="T20">变量</text:span> <text:s text:c="3"/>IN <text:s/>1 . . 3 <text:s text:c="2"/>LOOP</text:p>
      <text:p text:style-name="P15"><text:span text:style-name="T6">语句序列</text:span><text:span text:style-name="T19"> </text:span><text:span text:style-name="T12">;</text:span></text:p>
      <text:p text:style-name="P8"><text:s text:c="3"/>END <text:s text:c="2"/>LOOP </text:p>
      <text:p text:style-name="P23"><text:soft-page-break/><text:span text:style-name="T16">4,</text:span>游标步奏:</text:p>
      <text:p text:style-name="P20">declare</text:p>
      <text:p text:style-name="P20"><text:s text:c="2"/>创建变量</text:p>
      <text:p text:style-name="P20">cursor <text:s/>游标名<text:span text:style-name="T28">(有变量可加)</text:span> <text:s/>is <text:s text:c="2"/>查看表语句</text:p>
      <text:p text:style-name="P20">begin </text:p>
      <text:p text:style-name="P20"><text:s text:c="2"/>open<text:span text:style-name="T28">（变量名）</text:span> 游标名 <text:s/></text:p>
      <text:p text:style-name="P20">循环遍历游标loop</text:p>
      <text:p text:style-name="P20">fetct <text:s/>游标名 <text:s/>into<text:span text:style-name="T32">(赋值)</text:span> 记录变量</text:p>
      <text:p text:style-name="P20">结束循环标准exit when <text:s/>游标名%notfound</text:p>
      <text:p text:style-name="P20"><text:s text:c="6"/>具体业务</text:p>
      <text:p text:style-name="P20">end loop；结束循环</text:p>
      <text:p text:style-name="P20">close 游标名；关闭游标</text:p>
      <text:p text:style-name="P11">end;</text:p>
      <text:p text:style-name="P11"/>
      <text:p text:style-name="P24"><text:span text:style-name="T16">5,存储过程</text:span>语法:</text:p>
      <text:p text:style-name="P21">create or replace procedure <text:s/>存储过程名(类型（输入<text:span text:style-name="T32">in</text:span>或输出<text:span text:style-name="T32">out</text:span>）) as</text:p>
      <text:p text:style-name="P21">定义变量</text:p>
      <text:p text:style-name="P21">begin</text:p>
      <text:p text:style-name="P21"><text:s text:c="3"/>查询赋值语句</text:p>
      <text:p text:style-name="P21">select * into <text:s/>....</text:p>
      <text:p text:style-name="P21">具体业务</text:p>
      <text:p text:style-name="P12">end;</text:p>
      <text:p text:style-name="P12"/>
      <text:p text:style-name="P12"/>
      <text:h text:style-name="P27" text:outline-level="2"><text:span text:style-name="T22">6</text:span><text:span text:style-name="T21">,</text:span>存储函数</text:h>
      <text:p text:style-name="P3"><text:span text:style-name="T12">create or replace function </text:span><text:span text:style-name="T6">函数名</text:span><text:span text:style-name="T12">(Name in type, Name in type, ...) return </text:span><text:span text:style-name="T6">数据类型</text:span><text:span text:style-name="T19"> </text:span><text:span text:style-name="T12">is <text:s text:c="3"/></text:span><text:span text:style-name="T14">Result</text:span><text:span text:style-name="T19"> </text:span><text:span text:style-name="T6">数据类型</text:span><text:span text:style-name="T12">;</text:span></text:p>
      <text:p text:style-name="P1">begin</text:p>
      <text:p text:style-name="P3"><text:span text:style-name="T12"><text:s text:c="3"/>return( </text:span><text:span text:style-name="T14">Result</text:span><text:span text:style-name="T15"> </text:span><text:span text:style-name="T12">);</text:span></text:p>
      <text:p text:style-name="P9">end<text:span text:style-name="T6">函数名</text:span>;</text:p>
      <text:p text:style-name="P9"/>
      <text:p text:style-name="P9"/>
      <text:p text:style-name="P10"><text:soft-page-break/>7,触发器语法：</text:p>
      <text:p text:style-name="P10">create or replace trigger <text:s/>触发器名称</text:p>
      <text:p text:style-name="P10">before 前或 after 后 <text:s/><text:span text:style-name="T33">增删改关键字(of) </text:span>on 表名</text:p>
      <text:p text:style-name="P10">for each <text:s/>row wher条件</text:p>
      <text:p text:style-name="P10">begin</text:p>
      <text:p text:style-name="P10">具体plsql语句</text:p>
      <text:p text:style-name="P10">end 触发器名称</text:p>
      <text:p text:style-name="P18"><text:span text:style-name="T29">raise_application_error(-20001, '</text:span><text:span text:style-name="T31">不能在非法时间插入员工</text:span><text:span text:style-name="T29">');</text:span><text:span text:style-name="T30">报错机制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S</meta:editing-duration>
    <meta:editing-cycles>9</meta:editing-cycles>
    <meta:generator>LibreOffice/5.3.0.3$Windows_X86_64 LibreOffice_project/7074905676c47b82bbcfbea1aeefc84afe1c50e1</meta:generator>
    <dc:date>2018-03-02T09:58:41.701000000</dc:date>
    <meta:document-statistic meta:table-count="0" meta:image-count="0" meta:object-count="0" meta:page-count="3" meta:paragraph-count="62" meta:word-count="375" meta:character-count="894" meta:non-whitespace-character-count="742"/>
    <meta:user-defined meta:name="Info 1"/>
    <meta:user-defined meta:name="Info 2"/>
    <meta:user-defined meta:name="Info 3"/>
    <meta:user-defined meta:name="Info 4"/>
  </office:meta>
</office:document-meta>
</file>